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left="0cm" fo:margin-right="0cm" fo:line-height="150%" fo:text-indent="0cm" style:auto-text-indent="false" style:writing-mode="lr-tb"/>
    </style:style>
    <style:style style:name="P2" style:family="paragraph" style:parent-style-name="Contents_20_1">
      <style:paragraph-properties fo:margin-left="0cm" fo:margin-right="0cm" fo:line-height="150%" fo:text-indent="1.251cm" style:auto-text-indent="false" style:writing-mode="lr-tb">
        <style:tab-stops>
          <style:tab-stop style:position="16.484cm" style:type="right" style:leader-style="dotted" style:leader-text="."/>
        </style:tab-stops>
      </style:paragraph-properties>
      <style:text-properties style:font-name="Times New Roman" style:font-name-asian="Times New Roman1"/>
    </style:style>
    <style:style style:name="P3" style:family="paragraph" style:parent-style-name="Contents_20_1">
      <style:paragraph-properties fo:margin-left="0cm" fo:margin-right="0cm" fo:line-height="150%" fo:text-indent="1.251cm" style:auto-text-indent="false" style:writing-mode="lr-tb">
        <style:tab-stops>
          <style:tab-stop style:position="16.484cm"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Times New Roman" fo:font-size="14pt" officeooo:rsid="00044315" officeooo:paragraph-rsid="00044315" style:font-size-asian="12.25pt" style:font-size-complex="14pt"/>
    </style:style>
    <style:style style:name="P5" style:family="paragraph" style:parent-style-name="Standard">
      <style:paragraph-properties fo:text-align="center" style:justify-single-word="false"/>
      <style:text-properties style:font-name="Times New Roman" fo:font-size="14pt" fo:font-weight="bold" officeooo:rsid="00044315" officeooo:paragraph-rsid="00044315" style:font-size-asian="12.25pt" style:font-weight-asian="bold" style:font-size-complex="14pt" style:font-weight-complex="bold"/>
    </style:style>
    <style:style style:name="P6" style:family="paragraph" style:parent-style-name="Standard">
      <style:paragraph-properties fo:text-align="end" style:justify-single-word="false"/>
      <style:text-properties style:font-name="Times New Roman" fo:font-size="14pt" fo:font-weight="bold" officeooo:rsid="00044315" officeooo:paragraph-rsid="00044315"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normal" officeooo:rsid="00044315" officeooo:paragraph-rsid="00044315" style:font-size-asian="12.25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font-weight="normal" officeooo:rsid="00044315" officeooo:paragraph-rsid="00044315" style:font-size-asian="12.25pt" style:font-weight-asian="normal" style:font-size-complex="14pt" style:font-weight-complex="normal"/>
    </style:style>
    <style:style style:name="P9" style:family="paragraph" style:parent-style-name="Standard">
      <style:paragraph-properties fo:text-align="end" style:justify-single-word="false"/>
      <style:text-properties style:font-name="Times New Roman" fo:font-size="14pt" style:text-underline-style="solid" style:text-underline-width="auto" style:text-underline-color="font-color" fo:font-weight="normal" officeooo:rsid="00044315" officeooo:paragraph-rsid="00044315" style:font-size-asian="12.25pt" style:font-weight-asian="normal" style:font-size-complex="14pt" style:font-weight-complex="normal"/>
    </style:style>
    <style:style style:name="P10" style:family="paragraph" style:parent-style-name="Standard">
      <style:paragraph-properties fo:text-align="end" style:justify-single-word="false"/>
      <style:text-properties style:font-name="Times New Roman" fo:font-size="14pt" style:text-underline-style="none" fo:font-weight="normal" officeooo:rsid="00044315" officeooo:paragraph-rsid="00044315"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4pt" style:text-underline-style="none" fo:font-weight="normal" officeooo:rsid="00044315" officeooo:paragraph-rsid="00044315"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044315" style:font-size-asian="12.25pt" style:font-weight-asian="normal" style:font-size-complex="14pt" style:font-weight-complex="normal"/>
    </style:style>
    <style:style style:name="P13" style:family="paragraph" style:parent-style-name="Standard">
      <style:paragraph-properties fo:line-height="150%"/>
      <style:text-properties style:font-name="Times New Roman" fo:font-size="14pt" style:text-underline-style="none" fo:font-weight="normal" officeooo:rsid="00044315" style:font-size-asian="12.25pt" style:font-weight-asian="normal" style:font-size-complex="14pt" style:font-weight-complex="normal"/>
    </style:style>
    <style:style style:name="P14" style:family="paragraph" style:parent-style-name="Standard">
      <style:paragraph-properties fo:text-align="end" style:justify-single-word="false"/>
      <style:text-properties style:font-name="Times New Roman" fo:font-size="14pt" style:text-underline-style="none" fo:font-weight="bold" officeooo:rsid="00044315" officeooo:paragraph-rsid="00044315"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style:text-underline-style="none" fo:font-weight="bold" officeooo:rsid="00044315" officeooo:paragraph-rsid="00044315"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style:text-underline-style="none" fo:font-weight="bold" officeooo:rsid="00044315" officeooo:paragraph-rsid="00044315" style:font-size-asian="12.25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Times New Roman" fo:font-size="14pt" style:text-underline-style="none" fo:font-weight="bold" officeooo:rsid="00044315" officeooo:paragraph-rsid="00044315"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4pt" style:text-underline-style="none" fo:font-weight="bold" officeooo:rsid="00044315" officeooo:paragraph-rsid="00044315" style:font-size-asian="12.25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Times New Roman" fo:font-size="14pt" fo:language="ru" fo:country="RU" style:text-underline-style="none" fo:font-weight="bold" officeooo:rsid="00044315" officeooo:paragraph-rsid="00044315" style:font-size-asian="12.25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Times New Roman" fo:font-size="14pt" fo:language="ru" fo:country="RU" style:text-underline-style="none" fo:font-weight="bold" officeooo:rsid="00044315" officeooo:paragraph-rsid="00044315"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Times New Roman" fo:font-size="14pt" fo:language="ru" fo:country="RU" style:text-underline-style="none" fo:font-weight="bold" officeooo:rsid="00044315" officeooo:paragraph-rsid="00044315" style:font-size-asian="12.25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imes New Roman" fo:font-size="14pt" fo:language="ru" fo:country="RU" style:text-underline-style="none" fo:font-weight="normal" officeooo:rsid="00044315" officeooo:paragraph-rsid="00044315" style:font-size-asian="12.25pt" style:font-weight-asian="normal" style:font-size-complex="14pt" style:font-weight-complex="normal"/>
    </style:style>
    <style:style style:name="P23" style:family="paragraph" style:parent-style-name="Standard">
      <style:paragraph-properties fo:line-height="150%" fo:text-align="justify" style:justify-single-word="false"/>
      <style:text-properties style:font-name="Times New Roman" fo:font-size="12pt" fo:language="ru" fo:country="RU" style:text-underline-style="none" fo:font-weight="normal" officeooo:rsid="00044315" officeooo:paragraph-rsid="00044315"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language="ru" fo:country="RU" style:text-underline-style="none" fo:font-weight="normal" officeooo:rsid="00044315" officeooo:paragraph-rsid="00044315"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ru" fo:country="RU" style:text-underline-style="none" fo:font-weight="normal" officeooo:rsid="00044315" officeooo:paragraph-rsid="00044315"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ru" fo:country="RU" style:text-underline-style="none" fo:font-weight="bold" officeooo:rsid="00044315" officeooo:paragraph-rsid="00044315" style:font-size-asian="10.5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Times New Roman" fo:font-size="12pt" fo:language="ru" fo:country="RU" style:text-underline-style="none" fo:font-weight="bold" officeooo:rsid="00044315" officeooo:paragraph-rsid="00044315"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2pt" style:text-underline-style="none" fo:font-weight="bold" officeooo:rsid="00044315" officeooo:paragraph-rsid="00044315"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Times New Roman" fo:font-size="12pt" style:text-underline-style="none" fo:font-weight="bold" officeooo:rsid="00044315" officeooo:paragraph-rsid="00044315" style:font-size-asian="12pt" style:font-weight-asian="bold" style:font-size-complex="12pt" style:font-weight-complex="bold"/>
    </style:style>
    <style:style style:name="P30" style:family="paragraph" style:parent-style-name="Standard">
      <style:paragraph-properties fo:margin-left="0cm" fo:margin-right="0cm" fo:margin-top="0cm" fo:margin-bottom="0.123cm" style:contextual-spacing="false" fo:line-height="150%" fo:text-align="justify" style:justify-single-word="false" fo:text-indent="0cm" style:auto-text-indent="false" style:writing-mode="lr-tb"/>
      <style:text-properties style:font-name="Times New Roman" fo:font-size="12pt" officeooo:paragraph-rsid="00044315" style:font-size-asian="12pt" style:font-size-complex="12pt"/>
    </style:style>
    <style:style style:name="P31" style:family="paragraph" style:parent-style-name="Standard">
      <style:paragraph-properties fo:margin-left="0cm" fo:margin-right="0cm" fo:margin-top="0.101cm" fo:margin-bottom="0.224cm" style:contextual-spacing="false" fo:line-height="150%" fo:text-align="justify" style:justify-single-word="false" fo:text-indent="0cm" style:auto-text-indent="false" style:writing-mode="lr-tb"/>
      <style:text-properties style:font-name="Times New Roman" fo:font-size="12pt" officeooo:paragraph-rsid="00044315" style:font-size-asian="12pt" style:font-size-complex="12pt"/>
    </style:style>
    <style:style style:name="P32" style:family="paragraph" style:parent-style-name="Standard">
      <style:paragraph-properties fo:line-height="150%" fo:text-align="justify" style:justify-single-word="false"/>
      <style:text-properties style:font-name="Times New Roman" fo:font-size="12pt" fo:language="en" fo:country="US" style:text-underline-style="none" fo:font-weight="normal" officeooo:rsid="00044315" officeooo:paragraph-rsid="00044315" style:font-size-asian="10.5pt" style:font-weight-asian="normal" style:font-size-complex="12pt" style:font-weight-complex="normal"/>
    </style:style>
    <style:style style:name="P33" style:family="paragraph" style:parent-style-name="Standard">
      <style:paragraph-properties fo:margin-left="-0.026cm" fo:margin-right="0cm" fo:margin-top="0cm" fo:margin-bottom="0.208cm" style:contextual-spacing="false" fo:line-height="150%" fo:text-align="justify" style:justify-single-word="false" fo:text-indent="0cm" style:auto-text-indent="false" style:writing-mode="lr-tb"/>
      <style:text-properties style:font-name="Times New Roman" officeooo:paragraph-rsid="00044315"/>
    </style:style>
    <style:style style:name="P34" style:family="paragraph" style:parent-style-name="Standard">
      <style:paragraph-properties fo:margin-left="-0.026cm" fo:margin-right="0cm" fo:margin-top="0.101cm" fo:margin-bottom="0.108cm" style:contextual-spacing="false" fo:line-height="150%" fo:text-align="justify" style:justify-single-word="false" fo:text-indent="0cm" style:auto-text-indent="false" style:writing-mode="lr-tb"/>
      <style:text-properties style:font-name="Times New Roman" officeooo:paragraph-rsid="00044315"/>
    </style:style>
    <style:style style:name="P35" style:family="paragraph" style:parent-style-name="Standard">
      <style:paragraph-properties fo:margin-left="-0.026cm" fo:margin-right="0cm" fo:margin-top="0cm" fo:margin-bottom="0cm" style:contextual-spacing="false" fo:line-height="150%" fo:text-align="justify" style:justify-single-word="false" fo:text-indent="0cm" style:auto-text-indent="false" style:writing-mode="lr-tb"/>
      <style:text-properties style:font-name="Times New Roman" officeooo:paragraph-rsid="00044315"/>
    </style:style>
    <style:style style:name="P36" style:family="paragraph" style:parent-style-name="Standard">
      <style:paragraph-properties fo:margin-left="-0.026cm" fo:margin-right="0cm" fo:margin-top="0.402cm" fo:margin-bottom="0.409cm" style:contextual-spacing="false" fo:line-height="150%" fo:text-align="justify" style:justify-single-word="false" fo:text-indent="0cm" style:auto-text-indent="false" style:writing-mode="lr-tb"/>
      <style:text-properties style:font-name="Times New Roman" officeooo:paragraph-rsid="00044315"/>
    </style:style>
    <style:style style:name="P37" style:family="paragraph" style:parent-style-name="Standard">
      <style:paragraph-properties fo:margin-left="-0.026cm" fo:margin-right="0cm" fo:margin-top="0.101cm" fo:margin-bottom="0.61cm" style:contextual-spacing="false" fo:line-height="150%" fo:text-align="justify" style:justify-single-word="false" fo:text-indent="0cm" style:auto-text-indent="false" style:writing-mode="lr-tb"/>
      <style:text-properties style:font-name="Times New Roman" officeooo:paragraph-rsid="00044315"/>
    </style:style>
    <style:style style:name="P38" style:family="paragraph" style:parent-style-name="Standard">
      <style:paragraph-properties fo:margin-left="0cm" fo:margin-right="0cm" fo:margin-top="0cm" fo:margin-bottom="0.723cm" style:contextual-spacing="false" fo:line-height="150%" fo:text-align="justify" style:justify-single-word="false" fo:text-indent="0cm" style:auto-text-indent="false" style:writing-mode="lr-tb"/>
      <style:text-properties style:font-name="Times New Roman" officeooo:paragraph-rsid="00044315"/>
    </style:style>
    <style:style style:name="P39" style:family="paragraph" style:parent-style-name="Standard">
      <style:paragraph-properties fo:margin-left="0cm" fo:margin-right="0cm" fo:margin-top="0cm" fo:margin-bottom="0.12cm" style:contextual-spacing="false" fo:line-height="150%" fo:text-align="justify" style:justify-single-word="false" fo:text-indent="0cm" style:auto-text-indent="false" style:writing-mode="lr-tb"/>
      <style:text-properties style:font-name="Times New Roman" officeooo:paragraph-rsid="00044315"/>
    </style:style>
    <style:style style:name="P40" style:family="paragraph" style:parent-style-name="Standard">
      <style:paragraph-properties fo:margin-left="0cm" fo:margin-right="0cm" fo:margin-top="0cm" fo:margin-bottom="0.727cm" style:contextual-spacing="false" fo:line-height="150%" fo:text-align="justify" style:justify-single-word="false" fo:text-indent="0cm" style:auto-text-indent="false" style:writing-mode="lr-tb"/>
      <style:text-properties style:font-name="Times New Roman" officeooo:paragraph-rsid="00044315"/>
    </style:style>
    <style:style style:name="P41" style:family="paragraph" style:parent-style-name="Standard">
      <style:paragraph-properties fo:margin-left="0cm" fo:margin-right="0cm" fo:margin-top="0cm" fo:margin-bottom="0.626cm" style:contextual-spacing="false" fo:line-height="150%" fo:text-align="justify" style:justify-single-word="false" fo:text-indent="0cm" style:auto-text-indent="false" style:writing-mode="lr-tb"/>
      <style:text-properties style:font-name="Times New Roman" officeooo:paragraph-rsid="00044315"/>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style:font-name="Times New Roman" officeooo:paragraph-rsid="00044315"/>
    </style:style>
    <style:style style:name="P43" style:family="paragraph" style:parent-style-name="Standard">
      <style:paragraph-properties fo:margin-left="-0.009cm" fo:margin-right="0cm" fo:line-height="150%" fo:text-align="justify" style:justify-single-word="false" fo:text-indent="0cm" style:auto-text-indent="false" style:writing-mode="lr-tb"/>
      <style:text-properties style:font-name="Times New Roman" officeooo:paragraph-rsid="00044315"/>
    </style:style>
    <style:style style:name="P44" style:family="paragraph" style:parent-style-name="Standard">
      <style:paragraph-properties fo:margin-left="-0.009cm" fo:margin-right="0cm" fo:line-height="150%" fo:text-align="justify" style:justify-single-word="false" fo:text-indent="-0.018cm" style:auto-text-indent="false" style:writing-mode="lr-tb"/>
      <style:text-properties style:font-name="Times New Roman" officeooo:paragraph-rsid="00044315"/>
    </style:style>
    <style:style style:name="P45" style:family="paragraph" style:parent-style-name="Standard">
      <style:paragraph-properties fo:margin-left="-0.009cm" fo:margin-right="0cm" fo:margin-top="0.101cm" fo:margin-bottom="0.337cm" style:contextual-spacing="false" fo:line-height="150%" fo:text-align="justify" style:justify-single-word="false" fo:text-indent="-0.018cm" style:auto-text-indent="false" style:writing-mode="lr-tb"/>
      <style:text-properties style:font-name="Times New Roman" officeooo:paragraph-rsid="00044315"/>
    </style:style>
    <style:style style:name="P46" style:family="paragraph" style:parent-style-name="Standard">
      <style:paragraph-properties fo:margin-left="-0.009cm" fo:margin-right="0cm" fo:line-height="150%" fo:text-align="justify" style:justify-single-word="false" fo:text-indent="-0.018cm" style:auto-text-indent="false" style:writing-mode="lr-tb"/>
      <style:text-properties style:font-name="Times New Roman"/>
    </style:style>
    <style:style style:name="P47" style:family="paragraph" style:parent-style-name="Standard">
      <style:paragraph-properties fo:margin-left="-0.026cm" fo:margin-right="0cm" fo:margin-top="0cm" fo:margin-bottom="0.208cm" style:contextual-spacing="false" fo:line-height="150%" fo:text-align="justify" style:justify-single-word="false" fo:text-indent="0cm" style:auto-text-indent="false" style:writing-mode="lr-tb"/>
      <style:text-properties style:font-name="Times New Roman" fo:font-weight="normal" officeooo:paragraph-rsid="00044315" style:font-weight-asian="normal" style:font-weight-complex="normal"/>
    </style:style>
    <style:style style:name="P48" style:family="paragraph" style:parent-style-name="Standard">
      <style:paragraph-properties fo:margin-left="0cm" fo:margin-right="0cm" fo:margin-top="0cm" fo:margin-bottom="0.22cm" style:contextual-spacing="false" fo:line-height="150%" fo:text-align="justify" style:justify-single-word="false" fo:text-indent="0cm" style:auto-text-indent="false" style:writing-mode="lr-tb"/>
      <style:text-properties style:font-name="Times New Roman" fo:font-weight="normal" officeooo:paragraph-rsid="00044315" style:font-weight-asian="normal" style:font-weight-complex="normal"/>
    </style:style>
    <style:style style:name="P49" style:family="paragraph" style:parent-style-name="Standard">
      <style:paragraph-properties fo:margin-left="0cm" fo:margin-right="0cm" fo:margin-top="0.101cm" fo:margin-bottom="0.22cm" style:contextual-spacing="false" fo:line-height="150%" fo:text-align="justify" style:justify-single-word="false" fo:text-indent="0cm" style:auto-text-indent="false" style:writing-mode="lr-tb"/>
      <style:text-properties style:font-name="Times New Roman" fo:font-weight="normal" officeooo:paragraph-rsid="00044315" style:font-weight-asian="normal" style:font-weight-complex="normal"/>
    </style:style>
    <style:style style:name="P5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style:font-name="Times New Roman" fo:font-style="normal" style:font-style-asian="normal" style:font-style-complex="normal"/>
    </style:style>
    <style:style style:name="P51" style:family="paragraph" style:parent-style-name="Standard">
      <style:paragraph-properties fo:margin-left="-0.009cm" fo:margin-right="0cm" fo:line-height="150%" fo:text-align="justify" style:justify-single-word="false" fo:text-indent="-0.018cm" style:auto-text-indent="false" style:writing-mode="lr-tb"/>
      <style:text-properties style:font-name="Times New Roman" fo:font-weight="bold" officeooo:paragraph-rsid="00044315" style:font-weight-asian="bold" style:font-weight-complex="bold"/>
    </style:style>
    <style:style style:name="P52"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53" style:family="paragraph" style:parent-style-name="Standard">
      <style:paragraph-properties fo:margin-left="0cm" fo:margin-right="0cm" fo:margin-top="0cm" fo:margin-bottom="0.282cm" style:contextual-spacing="false" fo:line-height="107%" fo:text-indent="0cm" style:auto-text-indent="false" style:writing-mode="lr-tb"/>
      <style:text-properties style:font-name="Times New Roman" fo:font-size="14pt" fo:font-weight="bold" style:font-size-asian="14pt" style:font-weight-asian="bold" style:font-size-complex="14pt"/>
    </style:style>
    <style:style style:name="P54" style:family="paragraph" style:parent-style-name="Standard">
      <style:paragraph-properties fo:line-height="150%" fo:text-align="justify" style:justify-single-word="false"/>
      <style:text-properties fo:font-size="12pt" officeooo:paragraph-rsid="00044315" style:font-size-asian="12pt" style:font-size-complex="12pt"/>
    </style:style>
    <style:style style:name="T1" style:family="text">
      <style:text-properties fo:color="#000000" loext:opacity="100%" style:font-name="Times New Roman" fo:language="ru" fo:country="RU" style:text-underline-style="none" fo:font-weight="bold" style:font-name-asian="Times New Roman1" style:language-asian="ru" style:country-asian="RU" style:font-weight-asian="bold" style:font-size-complex="12pt" style:language-complex="ar" style:country-complex="SA"/>
    </style:style>
    <style:style style:name="T2" style:family="text">
      <style:text-properties fo:color="#000000" loext:opacity="100%" style:font-name="Times New Roman" fo:language="ru" fo:country="RU"/>
    </style:style>
    <style:style style:name="T3" style:family="text">
      <style:text-properties fo:color="#000000" loext:opacity="100%" style:font-name="Times New Roman" fo:font-weight="bold" style:font-weight-asian="bold" style:font-size-complex="12pt"/>
    </style:style>
    <style:style style:name="T4" style:family="text">
      <style:text-properties fo:color="#000000" loext:opacity="100%" style:font-name="Times New Roman" fo:font-size="13pt" fo:language="ru" fo:country="RU" fo:font-weight="bold" style:font-size-asian="13pt" style:language-asian="ru" style:country-asian="RU" style:font-weight-asian="bold" style:font-size-complex="13pt" style:language-complex="ar" style:country-complex="SA"/>
    </style:style>
    <style:style style:name="T5" style:family="text">
      <style:text-properties fo:color="#000000" loext:opacity="100%" style:font-name="Times New Roman"/>
    </style:style>
    <style:style style:name="T6" style:family="text">
      <style:text-properties fo:color="#000000" loext:opacity="100%" fo:language="ru" fo:country="RU"/>
    </style:style>
    <style:style style:name="T7" style:family="text">
      <style:text-properties fo:color="#000000" loext:opacity="100%" fo:language="ru" fo:country="RU" fo:font-weight="normal" style:font-weight-asian="normal" style:font-weight-complex="normal"/>
    </style:style>
    <style:style style:name="T8" style:family="text">
      <style:text-properties fo:color="#000000" loext:opacity="100%" fo:language="ru" fo:country="RU" fo:font-weight="bold" style:font-weight-asian="bold" style:font-weight-complex="bold"/>
    </style:style>
    <style:style style:name="T9" style:family="text">
      <style:text-properties fo:color="#000000" loext:opacity="100%" fo:language="ru" fo:country="RU" fo:font-weight="bold" officeooo:rsid="00044315" style:font-weight-asian="bold" style:font-weight-complex="bold"/>
    </style:style>
    <style:style style:name="T10" style:family="text">
      <style:text-properties fo:color="#000000" loext:opacity="100%" fo:language="ru" fo:country="RU" fo:font-weight="bold" style:font-weight-asian="bold"/>
    </style:style>
    <style:style style:name="T11" style:family="text">
      <style:text-properties fo:color="#000000" loext:opacity="100%"/>
    </style:style>
    <style:style style:name="T12" style:family="text">
      <style:text-properties fo:color="#000000" loext:opacity="100%" fo:font-size="12pt" fo:font-weight="bold" style:font-size-asian="12pt" style:font-weight-asian="bold" style:font-size-complex="12pt" style:font-weight-complex="bold"/>
    </style:style>
    <style:style style:name="T13" style:family="text">
      <style:text-properties fo:color="#000000" loext:opacity="100%" fo:font-size="12pt" fo:language="ru" fo:country="RU" fo:font-weight="normal" style:font-size-asian="12pt" style:font-weight-asian="normal" style:font-size-complex="12pt" style:font-weight-complex="normal"/>
    </style:style>
    <style:style style:name="T14" style:family="text">
      <style:text-properties fo:color="#000000" loext:opacity="100%" fo:font-size="12pt" fo:language="ru" fo:country="RU" fo:font-style="italic" fo:font-weight="bold" style:font-size-asian="12pt" style:font-style-asian="italic" style:font-weight-asian="bold"/>
    </style:style>
    <style:style style:name="T15" style:family="text">
      <style:text-properties fo:color="#000000" loext:opacity="100%" fo:font-size="12pt" fo:language="ru" fo:country="RU" fo:font-style="normal" fo:font-weight="bold" style:font-size-asian="12pt" style:font-style-asian="normal" style:font-weight-asian="bold" style:font-style-complex="normal"/>
    </style:style>
    <style:style style:name="T16" style:family="text">
      <style:text-properties fo:color="#000000" loext:opacity="100%" fo:font-size="12pt" fo:language="ru" fo:country="RU" fo:font-weight="bold" style:font-size-asian="12pt" style:font-weight-asian="bold"/>
    </style:style>
    <style:style style:name="T17" style:family="text">
      <style:text-properties fo:color="#000000" loext:opacity="100%" fo:font-size="12pt" fo:language="ru" fo:country="RU" style:font-size-asian="12pt" style:font-size-complex="12pt"/>
    </style:style>
    <style:style style:name="T18" style:family="text">
      <style:text-properties fo:color="#000000" loext:opacity="100%" fo:font-size="12pt" fo:language="en" fo:country="US" officeooo:rsid="00044315" style:font-size-asian="12pt" style:font-size-complex="12pt"/>
    </style:style>
    <style:style style:name="T19" style:family="text">
      <style:text-properties fo:color="#000000" loext:opacity="100%" fo:font-size="12pt" style:font-size-asian="12pt" style:font-size-complex="12pt"/>
    </style:style>
    <style:style style:name="T20" style:family="text">
      <style:text-properties fo:color="#000000" loext:opacity="100%" fo:font-weight="bold" style:font-weight-asian="bold" style:font-weight-complex="bold"/>
    </style:style>
    <style:style style:name="T21" style:family="text">
      <style:text-properties fo:color="#000000" loext:opacity="100%" fo:font-weight="normal" style:font-weight-asian="normal" style:font-weight-complex="normal"/>
    </style:style>
    <style:style style:name="T22" style:family="text">
      <style:text-properties fo:color="#000000" loext:opacity="100%" fo:language="en" fo:country="US" fo:font-weight="normal" officeooo:rsid="00044315" style:font-weight-asian="normal" style:font-weight-complex="normal"/>
    </style:style>
    <style:style style:name="T23" style:family="text">
      <style:text-properties fo:color="#000000" loext:opacity="100%" fo:language="en" fo:country="US" fo:font-weight="normal" style:font-weight-asian="normal" style:font-weight-complex="normal"/>
    </style:style>
    <style:style style:name="T24" style:family="text">
      <style:text-properties fo:color="#000000" loext:opacity="100%" fo:language="en" fo:country="US" officeooo:rsid="00044315"/>
    </style:style>
    <style:style style:name="T25" style:family="text">
      <style:text-properties fo:color="#000000" loext:opacity="100%" fo:language="en" fo:country="US"/>
    </style:style>
    <style:style style:name="T26" style:family="text">
      <style:text-properties fo:color="#000000" loext:opacity="100%" fo:language="en" fo:country="US" officeooo:rsid="00044315" style:font-name-asian="Segoe UI Symbol1" style:font-name-complex="Segoe UI Symbol1"/>
    </style:style>
    <style:style style:name="T27" style:family="text">
      <style:text-properties style:font-name="Times New Roman"/>
    </style:style>
    <style:style style:name="T28" style:family="text">
      <style:text-properties style:font-name="Times New Roman" style:font-name-asian="Times New Roman1"/>
    </style:style>
    <style:style style:name="T29" style:family="text">
      <style:text-properties style:font-name="Times New Roman" fo:font-weight="bold" style:font-weight-asian="bold"/>
    </style:style>
    <style:style style:name="T30" style:family="text">
      <style:text-properties style:font-name="Times New Roman" fo:font-size="13pt" style:font-size-asian="13pt" style:font-size-complex="13pt"/>
    </style:style>
    <style:style style:name="T31" style:family="text">
      <style:text-properties style:font-name="Calibri" fo:font-size="11pt" style:font-name-asian="Times New Roman1" style:font-size-asian="11pt" style:font-size-complex="11pt"/>
    </style:style>
    <style:style style:name="T32" style:family="text">
      <style:text-properties style:font-name="Calibri" style:font-name-asian="Times New Roman1"/>
    </style:style>
    <style:style style:name="T33" style:family="text">
      <style:text-properties fo:font-weight="normal" style:font-weight-asian="normal" style:font-weight-complex="normal"/>
    </style:style>
    <style:style style:name="T34" style:family="text">
      <style:text-properties fo:language="en" fo:country="US"/>
    </style:style>
    <style:style style:name="T35" style:family="text">
      <style:text-properties fo:language="en" fo:country="US" fo:font-weight="normal" style:font-weight-asian="normal" style:font-weight-complex="normal"/>
    </style:style>
    <style:style style:name="T36" style:family="text">
      <style:text-properties style:font-name="Times New Roman" style:text-underline-style="none" fo:font-weight="normal" officeooo:rsid="00044315" style:font-weight-asian="normal" style:font-weight-complex="normal"/>
    </style:style>
    <style:style style:name="T37" style:family="text">
      <style:text-properties fo:language="ru" fo:country="RU" fo:font-weight="normal" style:font-weight-asian="normal" style:font-weight-complex="normal"/>
    </style:style>
    <style:style style:name="T38"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ИСТЕРСТВО ОБРАЗОВАНИЯ И НАУКИ РОССИЙСКОЙ ФЕДЕРАЦИИ</text:p>
      <text:p text:style-name="P4">Федеральное государственное автономное образовательное учреждение высшего образования </text:p>
      <text:p text:style-name="P5">«Национальный исследовательский </text:p>
      <text:p text:style-name="P5">Нижегородский государственный университет им. Н.И. Лобачевского»</text:p>
      <text:p text:style-name="P5">(ННГУ)</text:p>
      <text:p text:style-name="P5"/>
      <text:p text:style-name="P5"/>
      <text:p text:style-name="P5">Институт информационных технологий, математики и механики</text:p>
      <text:p text:style-name="P5"/>
      <text:p text:style-name="P5"/>
      <text:p text:style-name="P7">Направление подготовки: «Прикладная математика и информатика»</text:p>
      <text:p text:style-name="P7"/>
      <text:p text:style-name="P7"/>
      <text:p text:style-name="P5">ОТЧЕТ</text:p>
      <text:p text:style-name="P7">по лабораторной работе</text:p>
      <text:p text:style-name="P7"/>
      <text:p text:style-name="P7"/>
      <text:p text:style-name="P7">Тема:</text:p>
      <text:p text:style-name="P5">«Сортировка массивов разными способами»</text:p>
      <text:p text:style-name="P5"/>
      <text:p text:style-name="P5"/>
      <text:p text:style-name="P6"/>
      <text:p text:style-name="P6">Выполнила: <text:s text:c="28"/></text:p>
      <text:p text:style-name="P8">студентка группы 3824Б1ПМ4</text:p>
      <text:p text:style-name="P8"><text:s text:c="4"/>Чиркунова А.Р. <text:s text:c="25"/></text:p>
      <text:p text:style-name="P8"><text:s text:c="11"/></text:p>
      <text:p text:style-name="P8"/>
      <text:p text:style-name="P9"><text:s text:c="52"/></text:p>
      <text:p text:style-name="P10">подпись <text:s text:c="16"/></text:p>
      <text:p text:style-name="P10"/>
      <text:p text:style-name="P14">Преподаватель: <text:s text:c="21"/></text:p>
      <text:p text:style-name="P10">Мееров И.Б. <text:s text:c="29"/></text:p>
      <text:p text:style-name="P10"/>
      <text:p text:style-name="P10"/>
      <text:p text:style-name="P9"><text:s text:c="51"/></text:p>
      <text:p text:style-name="P10">подпись <text:s text:c="15"/></text:p>
      <text:p text:style-name="P10"/>
      <text:p text:style-name="P10"/>
      <text:p text:style-name="P10"/>
      <text:p text:style-name="P11"/>
      <text:p text:style-name="P11"/>
      <text:p text:style-name="P11"/>
      <text:p text:style-name="P11">Нижний Новгород<text:line-break/>2024</text:p>
      <text:p text:style-name="P1" loext:marker-style-name="T3"><text:soft-page-break/><text:span text:style-name="Internet_20_link"><text:span text:style-name="T1">Содержание:</text:span></text:span></text:p>
      <text:p text:style-name="P2" loext:marker-style-name="T28"/>
      <text:p text:style-name="P3" loext:marker-style-name="T31"><text:a xlink:type="simple" xlink:href="#_Toc106028628" text:style-name="Index_20_Link" text:visited-style-name="Index_20_Link"><text:span text:style-name="T4">Введение</text:span><text:span text:style-name="T30"><text:tab/>3</text:span></text:a></text:p>
      <text:p text:style-name="P3" loext:marker-style-name="T31"><text:a xlink:type="simple" xlink:href="#_Toc106028629" text:style-name="Index_20_Link" text:visited-style-name="Index_20_Link"><text:span text:style-name="T4">Постановка задачи</text:span><text:span text:style-name="T30"><text:tab/>4</text:span></text:a></text:p>
      <text:p text:style-name="P3" loext:marker-style-name="T31"><text:a xlink:type="simple" xlink:href="#_Toc106028630" text:style-name="Index_20_Link" text:visited-style-name="Index_20_Link"><text:span text:style-name="T4">Описание алгоритмов</text:span><text:span text:style-name="T30"><text:tab/>6</text:span></text:a></text:p>
      <text:p text:style-name="P3" loext:marker-style-name="T31"><text:a xlink:type="simple" xlink:href="#_Toc106028631" text:style-name="Index_20_Link" text:visited-style-name="Index_20_Link"><text:span text:style-name="T4">Описание программной реализации</text:span><text:span text:style-name="T30"><text:tab/>17</text:span></text:a></text:p>
      <text:p text:style-name="P3" loext:marker-style-name="T31"><text:a xlink:type="simple" xlink:href="#_Toc106028632" text:style-name="Index_20_Link" text:visited-style-name="Index_20_Link"><text:span text:style-name="T4">Результаты экспериментов</text:span><text:span text:style-name="T30"><text:tab/>18</text:span></text:a></text:p>
      <text:p text:style-name="P3" loext:marker-style-name="T31"><text:a xlink:type="simple" xlink:href="#_Toc106028633" text:style-name="Index_20_Link" text:visited-style-name="Index_20_Link"><text:span text:style-name="T4">Заключение</text:span><text:span text:style-name="T30"><text:tab/>20</text:span></text:a></text:p>
      <text:p text:style-name="P3" loext:marker-style-name="T31"><text:a xlink:type="simple" xlink:href="#_Toc106028634" text:style-name="Index_20_Link" text:visited-style-name="Index_20_Link"><text:span text:style-name="T4">Литература</text:span><text:span text:style-name="T30"><text:tab/>21</text:span></text:a></text:p>
      <text:p text:style-name="P3" loext:marker-style-name="T31"><text:a xlink:type="simple" xlink:href="#_Toc106028635" text:style-name="Index_20_Link" text:visited-style-name="Index_20_Link"><text:span text:style-name="T4">Приложение</text:span><text:span text:style-name="T30"><text:tab/>22</text:span></text:a></text:p>
      <text:p text:style-name="P52" loext:marker-style-name="T27"/>
      <text:p text:style-name="P53" loext:marker-style-name="T2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8"><text:soft-page-break/>Введение</text:p>
      <text:p text:style-name="P15"/>
      <text:p text:style-name="P17"><text:span text:style-name="Strong_20_Emphasis"><text:span text:style-name="T38">Сортировка в программировании </text:span></text:span><text:span text:style-name="T38">помогает упорядочивать данные, организовывать к ним быстрый доступ, прогнозировать выполнение сложных операций и экономить ресурсы. <text:s/>Эффективные алгоритмы сортировки имеют важное значение в программировании, поскольку они используются во многих приложениях.</text:span></text:p>
      <text:p text:style-name="P28"><text:span text:style-name="T33"/></text:p>
      <text:p text:style-name="P54"><text:span text:style-name="T36">В данном отчете будут рассматриваться три основных алгоритма сортировки:</text:span></text:p>
      <text:p text:style-name="P29"><text:span text:style-name="T33">1. Сортировка пузырьком (</text:span><text:span text:style-name="T35">Bubble Sort)</text:span></text:p>
      <text:p text:style-name="P29"><text:span text:style-name="T35">2. </text:span><text:span text:style-name="T37">Сортировка выбором (</text:span><text:span text:style-name="T35">Search Sort)</text:span></text:p>
      <text:p text:style-name="P29"><text:span text:style-name="T35">3. </text:span><text:span text:style-name="T37">Сортировка вставками (</text:span><text:span text:style-name="T35">Insertion Sort)</text:span></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9"><text:soft-page-break/>Постановка задачи</text:p>
      <text:p text:style-name="P19"/>
      <text:p text:style-name="P23">Цель лабораторной работы — написать код выполняющий сортировку массива разными способами (длина массива задаётся вводом с клавиатуры, числа в массиве генерируются случайным образом, пользователь сам выбирает нужную <text:s/>сортировку). Программа также должна засекать время, за которое выполняется определённая сортировка. Задача — выяснить какой метод сортировки массива эффективнее.</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text:soft-page-break/>Описание алгоритма</text:p>
      <text:p text:style-name="P19"/>
      <text:p text:style-name="P20">1. Сортировка пузырьком (<text:span text:style-name="T34">Bubble Sort).</text:span></text:p>
      <text:p text:style-name="P23">Описание:</text:p>
      <text:p text:style-name="P23">Сортировка пузырьком — простой алгоритм сортировки, который работает путём многократного перехода к массиву, сравнивая соседние элементы и меняя их местами, если они находятся в неправильном порядке. Процесс повторяется до тех пор, пока не будет выполнен полный проход без изменений; это означает, что массив отсортирован.</text:p>
      <text:p text:style-name="P23">Принцип работы:</text:p>
      <text:p text:style-name="P23">1. Начинаем с первого элемента массива.</text:p>
      <text:p text:style-name="P23">2. Сравниваем текущий элемент со следующим.</text:p>
      <text:p text:style-name="P23">3. Если текущий элемент больше следующего, меняем их местами.</text:p>
      <text:p text:style-name="P23">4. Переходим к следующему элементу и повторяем шаги 2-3.</text:p>
      <text:p text:style-name="P23">5. После завершения прохода по массиву, повторяем процесс, пока не будет выполнен полный проход по массиву без изменений.</text:p>
      <text:p text:style-name="P22"/>
      <text:p text:style-name="P20">2. Сортировка выбором (<text:span text:style-name="T34">Search Sort)</text:span></text:p>
      <text:p text:style-name="P23">Описание:</text:p>
      <text:p text:style-name="P23">Сортировка выбором — алгоритм, который сортирует массив, находя наименьший элемент в не отсортированной части массива и перемещая его в начало отсортированной части. Этот процесс повторяется для всех элементов массива.</text:p>
      <text:p text:style-name="P23">Принцип работы:</text:p>
      <text:p text:style-name="P23">1. Разделите массив на отсортированную и не отсортированную часть.</text:p>
      <text:p text:style-name="P23">2. На каждой итерации находите наименьший элемент в не отсортированной части.</text:p>
      <text:p text:style-name="P23">3. Меняйте местами найденный элемент с первым элементом не отсортированной части.</text:p>
      <text:p text:style-name="P23">4. Увеличивайте границу отсортированной части на один элемент и повторяйте процесс.</text:p>
      <text:p text:style-name="P23"/>
      <text:p text:style-name="P20">3. Сортировка вставками (<text:span text:style-name="T34">Insertion Sort)</text:span></text:p>
      <text:p text:style-name="P24">Описание:</text:p>
      <text:p text:style-name="P24">Сортировка вставками — алгоритм, который строит отсортированный массив, вставляя каждый новый элемент в правильное положение относительно уже отсортированных элементов. Этот алгоритм особенно эффективен для небольших массивов и частично отсортированных данных.</text:p>
      <text:p text:style-name="P24">Принцип работы:</text:p>
      <text:p text:style-name="P24"><text:soft-page-break/>1. Начнём с первого элемента, который считается отсортированным.</text:p>
      <text:p text:style-name="P24">2. Берём следующий элемент и сравниваем его с отсортированной частью.</text:p>
      <text:p text:style-name="P24">3. Вставляем элемент в правильное положение, сдвигая все большие элементы вправо.</text:p>
      <text:p text:style-name="P24">4. Повторяем процесс для всех элементов массива.</text:p>
      <text:p text:style-name="P24"/>
      <text:p text:style-name="P17"><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21"><text:soft-page-break/>Описание программной реализации</text:p>
      <text:p text:style-name="P21"/>
      <text:p text:style-name="P21"/>
      <text:p text:style-name="P34" loext:marker-style-name="T2"><text:span text:style-name="T6">В данной программе реализованы три алгоритма сортировки: сортировка пузырьком, сортировка выбором и сортировка вставками. Программа позволяет пользователю выбрать один из этих алгоритмов для сортировки массива случайных целых чисел. </text:span><text:span text:style-name="T11">Ниже представлено подробное описание каждой части программы.</text:span></text:p>
      <text:p text:style-name="P36" loext:marker-style-name="T2"><text:span text:style-name="T12">1. Подключение библиотек.</text:span></text:p>
      <text:p text:style-name="P33" loext:marker-style-name="T2"><text:span text:style-name="T13">stdio.h: Библиотека для ввода и вывода данных. </text:span></text:p>
      <text:p text:style-name="P47" loext:marker-style-name="T2"><text:span text:style-name="T11">stdlib</text:span><text:span text:style-name="T6">.</text:span><text:span text:style-name="T11">h</text:span><text:span text:style-name="T6">: Библиотека для работы с памятью и генерации случайных чисел. </text:span></text:p>
      <text:p text:style-name="P37" loext:marker-style-name="T2"><text:span text:style-name="T21">time</text:span><text:span text:style-name="T7">.</text:span><text:span text:style-name="T21">h</text:span><text:span text:style-name="T7">: Библиотека для работы с временем, используется для измерения времени выполнения сортировок. </text:span></text:p>
      <text:p text:style-name="P35" loext:marker-style-name="T2"><text:span text:style-name="T20">2. Алгоритмы сортировки.</text:span></text:p>
      <text:p text:style-name="P35" loext:marker-style-name="T2"><text:span text:style-name="T20"/></text:p>
      <text:p text:style-name="P39" loext:marker-style-name="T2"><text:span text:style-name="T21">Сортировка пузырьком (</text:span><text:span text:style-name="T22">B</text:span><text:span text:style-name="T23">ubble</text:span><text:span text:style-name="T22">S</text:span><text:span text:style-name="T23">ort</text:span><text:span text:style-name="T21">). </text:span><text:span text:style-name="T7">Проходит по массиву и сравнивает соседние элементы, меняя их местами, если они находятся в неправильном порядке. Процесс повторяется до тех пор, пока не будет выполнен полный проход без изменений. </text:span></text:p>
      <text:p text:style-name="P48" loext:marker-style-name="T2"><text:span text:style-name="T11">Сортировка выбором (</text:span><text:span text:style-name="T24">S</text:span><text:span text:style-name="T25">earch</text:span><text:span text:style-name="T24">S</text:span><text:span text:style-name="T25">ort</text:span><text:span text:style-name="T11">). </text:span><text:span text:style-name="T6">На каждой итерации находит наименьший элемент в не отсортированной части массива и перемещает его в начало отсортированной части. </text:span></text:p>
      <text:p text:style-name="P49" loext:marker-style-name="T2"><text:span text:style-name="T11">Сортировка вставками (</text:span><text:span text:style-name="T24">I</text:span><text:span text:style-name="T25">nsertion</text:span><text:span text:style-name="T24">S</text:span><text:span text:style-name="T25">ort</text:span><text:span text:style-name="T11">). </text:span><text:span text:style-name="T6">Строит отсортированный массив, вставляя каждый элемент в правильное положение относительно уже отсортированных элементов. </text:span></text:p>
      <text:p text:style-name="P44" loext:marker-style-name="T2"><text:span text:style-name="T6">Каждый из алгоритмов реализован в отдельной функции, принимающей массив и его размер в качестве аргументов. </text:span></text:p>
      <text:p text:style-name="P44" loext:marker-style-name="T2"><text:span text:style-name="T6"/></text:p>
      <text:p text:style-name="P44" loext:marker-style-name="T2"><text:span text:style-name="T15">3. Генерация массива.</text:span></text:p>
      <text:p text:style-name="P44" loext:marker-style-name="T2"><text:span text:style-name="T15"/></text:p>
      <text:p text:style-name="P44" loext:marker-style-name="T2"><text:span text:style-name="T6">Функция </text:span><text:span text:style-name="T11">array</text:span><text:span text:style-name="T6">_</text:span><text:span text:style-name="T11">generating</text:span><text:span text:style-name="T6"> заполняет массив случайными целыми числами в диапазоне от 0 до 999. Для генерации случайных чисел используется функция </text:span><text:span text:style-name="T11">rand</text:span><text:span text:style-name="T6">(), инициализированная с помощью </text:span><text:span text:style-name="T11">srand</text:span><text:span text:style-name="T6">(</text:span><text:span text:style-name="T11">time</text:span><text:span text:style-name="T6">(</text:span><text:span text:style-name="T11">NULL</text:span><text:span text:style-name="T6">)), что обеспечивает разнообразие значений при каждом запуске программы. </text:span></text:p>
      <text:p text:style-name="P44" loext:marker-style-name="T2"><text:span text:style-name="T6"/></text:p>
      <text:p text:style-name="P43" loext:marker-style-name="T2"><text:span text:style-name="T6"/></text:p>
      <text:p text:style-name="P40" loext:marker-style-name="T2"><text:soft-page-break/><text:span text:style-name="T8">4. Основная функция.</text:span></text:p>
      <text:p text:style-name="P30" loext:marker-style-name="T2"><text:span text:style-name="T6">В основной функции происходит: </text:span></text:p>
      <text:p text:style-name="P31" loext:marker-style-name="T2"><text:span text:style-name="T26">1. <text:s text:c="2"/></text:span><text:span text:style-name="T6">Запрос размера массива у пользователя.</text:span></text:p>
      <text:p text:style-name="P31" loext:marker-style-name="T2"><text:span text:style-name="T24">2. </text:span><text:span text:style-name="T6">Выделение памяти для массива </text:span><text:span text:style-name="T11">mas</text:span><text:span text:style-name="T6"> с помощью функции </text:span><text:span text:style-name="T11">malloc</text:span><text:span text:style-name="T6">. Здесь </text:span><text:span text:style-name="T11">mas</text:span><text:span text:style-name="T6"> = (</text:span><text:span text:style-name="T11">int</text:span><text:span text:style-name="T6">*)</text:span><text:span text:style-name="T11">malloc</text:span><text:span text:style-name="T6">(</text:span><text:span text:style-name="T11">size</text:span><text:span text:style-name="T6"> * </text:span><text:span text:style-name="T11">sizeof</text:span><text:span text:style-name="T6">(</text:span><text:span text:style-name="T11">int</text:span><text:span text:style-name="T6">)); выделяет память для массива целых чисел размером </text:span><text:span text:style-name="T11">size</text:span><text:span text:style-name="T6">. Использование </text:span><text:span text:style-name="T11">sizeof</text:span><text:span text:style-name="T6">(</text:span><text:span text:style-name="T11">int</text:span><text:span text:style-name="T6">) позволяет определить, сколько байт нужно выделить для массива целых чисел.</text:span></text:p>
      <text:p text:style-name="P41" loext:marker-style-name="T2"><text:span text:style-name="T18">3. </text:span><text:span text:style-name="T17">Проверка успешности выделения памяти. Если </text:span><text:span text:style-name="T19">mas</text:span><text:span text:style-name="T17"> равно </text:span><text:span text:style-name="T19">NULL</text:span><text:span text:style-name="T17">, программа выводит сообщение об ошибке и завершает выполнение.</text:span></text:p>
      <text:p text:style-name="P42" loext:marker-style-name="T2"><text:span text:style-name="T15">5. Цикл выбора сортировки.</text:span></text:p>
      <text:p text:style-name="P42" loext:marker-style-name="T2"><text:span text:style-name="T15"/></text:p>
      <text:p text:style-name="P45" loext:marker-style-name="T2"><text:span text:style-name="T6">В этом блоке программа предлагает пользователю выбрать тип сортировки. В зависимости от выбора, массив </text:span><text:span text:style-name="T11">mas</text:span><text:span text:style-name="T6"> копируется во временный массив </text:span><text:span text:style-name="T11">copy</text:span><text:span text:style-name="T6"> с помощью функции </text:span><text:span text:style-name="T11">memcpy</text:span><text:span text:style-name="T6">, чтобы сохранить исходные данные для каждой сортировки. </text:span></text:p>
      <text:p text:style-name="P42" loext:marker-style-name="T2"><text:span text:style-name="T8">6. Измере</text:span><text:span text:style-name="T9">н</text:span><text:span text:style-name="T8">ие времени выполнения.</text:span></text:p>
      <text:p text:style-name="P42" loext:marker-style-name="T2"><text:span text:style-name="T8"/></text:p>
      <text:p text:style-name="P38" loext:marker-style-name="T2"><text:span text:style-name="T6">Для каждой сортировки используется функция </text:span><text:span text:style-name="T11">clock</text:span><text:span text:style-name="T6">() для измерения времени выполнения. Время выполнения каждой сортировки сохраняется в переменных </text:span><text:span text:style-name="T11">time</text:span><text:span text:style-name="T6">1, </text:span><text:span text:style-name="T11">time</text:span><text:span text:style-name="T6">2 и </text:span><text:span text:style-name="T11">time</text:span><text:span text:style-name="T6">3. </text:span></text:p>
      <text:p text:style-name="P50" loext:marker-style-name="T2"><text:span text:style-name="T10">7</text:span><text:span text:style-name="T16">. Вывод результатов.</text:span></text:p>
      <text:p text:style-name="P50" loext:marker-style-name="T2"><text:span text:style-name="T16"/></text:p>
      <text:p text:style-name="P44" loext:marker-style-name="T2"><text:span text:style-name="T6">После завершения сортировок программа выводит время выполнения каждого алгоритма на экран. </text:span></text:p>
      <text:p text:style-name="P44" loext:marker-style-name="T2"><text:span text:style-name="T6"/></text:p>
      <text:p text:style-name="P51" loext:marker-style-name="T2"><text:span text:style-name="T6">8. Освобождение памяти.</text:span></text:p>
      <text:p text:style-name="P51" loext:marker-style-name="T2"><text:span text:style-name="T6"/></text:p>
      <text:p text:style-name="P46" loext:marker-style-name="T2"><text:span text:style-name="T6">В конце программы освобождается память, выделенная для массива </text:span><text:span text:style-name="T11">mas</text:span><text:span text:style-name="T6">, с помощью функции </text:span><text:span text:style-name="T11">free</text:span><text:span text:style-name="T6">(), что предотвращает утечки памяти. </text:span></text:p>
      <text:p text:style-name="P25"/>
      <text:p text:style-name="P25"/>
      <text:p text:style-name="P25"/>
      <text:p text:style-name="P25"/>
      <text:p text:style-name="P25"/>
      <text:p text:style-name="P21"><text:soft-page-break/>Результаты экспериментов</text:p>
      <text:p text:style-name="P21"/>
      <text:p text:style-name="P24">Будем проводить эксперименты над массивами, содержащими не менее, чем 10000 элементов. Иначе время работы функции сортировки слишком незначительно.</text:p>
      <text:p text:style-name="P25"/>
      <text:p text:style-name="P27">10000 элементов:</text:p>
      <text:p text:style-name="P32">Bubble Sort = 0,094 c</text:p>
      <text:p text:style-name="P32">Search Sort = 0,037 c</text:p>
      <text:p text:style-name="P32">Insertion Sort = 0,055 c</text:p>
      <text:p text:style-name="P24">Результат: Сортировка выбором — самая эффективная.</text:p>
      <text:p text:style-name="P27">50000 элементов:</text:p>
      <text:p text:style-name="P32">Bubble Sort = 4,445 c</text:p>
      <text:p text:style-name="P32">Search Sort = 0,669 c</text:p>
      <text:p text:style-name="P32">Insertion Sort = 1,216 c</text:p>
      <text:p text:style-name="P24">Результат: Сортировка выбором — самая эффективная.</text:p>
      <text:p text:style-name="P27">100000 элементов:</text:p>
      <text:p text:style-name="P32">Bubble Sort = 19,469 c</text:p>
      <text:p text:style-name="P32">Search Sort = 2,504 c</text:p>
      <text:p text:style-name="P32">Insertion Sort = 4,232 c</text:p>
      <text:p text:style-name="P24">Результат: Сортировка выбором — самая эффективная.</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text:soft-page-break/>Заключение</text:p>
      <text:p text:style-name="P19"/>
      <text:p text:style-name="P24">Из результатов эксперимента можно сделать выводы. Самая эффективная — сортировка выбором <text:span text:style-name="T34">(Search Sort). </text:span>На маленьких массивах можно пользоваться любой сортировкой, так как разница во времени слишком незначительна, но на массивах большой длины лучше использовать сортировку выбором, так как она работает быстрее. Сортировка вставками тоже работает довольно быстро и эффективно, но медленнее, чем сортировка выбором. Сортировка пузырьком на больших массивах работает очень долго; она неэффективна. </text:p>
      <text:p text:style-name="P24"/>
      <text:p text:style-name="P26"/>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fo:color="#2e74b5" loext:opacity="100%" style:font-name="Calibri Light" fo:font-family="'Calibri Light'" style:font-family-generic="roman" style:font-pitch="variable" fo:font-size="20pt" style:font-name-asian="Times New Roman1" style:font-family-asian="'Times New Roman'" style:font-family-generic-asian="system" style:font-pitch-asian="variable" style:font-size-asian="20pt" style:font-size-complex="20pt"/>
    </style:style>
    <style:style style:name="Нижний_20_колонтитул_20_Знак" style:display-name="Нижний колонтитул Знак" style:family="text" style:parent-style-name="Default_20_Paragraph_20_Font_20__28_WW_29_">
      <style:text-properties style:font-name="Times New Roman" fo:font-family="'Times New Roman'"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Заголовок_20_2_20_Знак" style:display-name="Заголовок 2 Знак"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size-complex="12pt"/>
    </style:style>
    <style:style style:name="ListLabel_20_1" style:display-name="ListLabel 1"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2" style:display-name="ListLabel 2"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3" style:display-name="ListLabel 3"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4" style:display-name="ListLabel 4"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5" style:display-name="ListLabel 5"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6" style:display-name="ListLabel 6"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7" style:display-name="ListLabel 7"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8" style:display-name="ListLabel 8"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9" style:display-name="ListLabel 9"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10" style:display-name="ListLabel 10"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11" style:display-name="ListLabel 11"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2" style:display-name="ListLabel 12"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3" style:display-name="ListLabel 13"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4" style:display-name="ListLabel 14"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5" style:display-name="ListLabel 15"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6" style:display-name="ListLabel 16"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7" style:display-name="ListLabel 17"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8" style:display-name="ListLabel 18" style:family="text">
      <style:text-properties style:text-line-through-style="none" style:text-line-through-type="none" fo:font-size="10pt" fo:font-style="normal" fo:font-weight="normal" style:font-name-asian="Courier New" style:font-family-asian="'Courier New'" style:font-family-generic-asian="system" style:font-pitch-asian="variable" style:font-size-asian="10pt" style:font-style-asian="normal" style:font-weight-asian="normal"/>
    </style:style>
    <style:style style:name="ListLabel_20_19" style:display-name="ListLabel 19"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20" style:display-name="ListLabel 20"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21" style:display-name="ListLabel 21"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22" style:display-name="ListLabel 22"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23" style:display-name="ListLabel 23"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24" style:display-name="ListLabel 24"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25" style:display-name="ListLabel 25" style:family="text">
      <style:text-properties style:text-line-through-style="none" style:text-line-through-type="none" fo:font-size="10pt" fo:font-style="normal" fo:font-weight="normal" style:font-name-asian="Arial1" style:font-family-asian="Arial" style:font-family-generic-asian="system" style:font-pitch-asian="variable" style:font-size-asian="10pt" style:font-style-asian="normal" style:font-weight-asian="normal"/>
    </style:style>
    <style:style style:name="ListLabel_20_26" style:display-name="ListLabel 26"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style:style style:name="ListLabel_20_27" style:display-name="ListLabel 27" style:family="text">
      <style:text-properties style:text-line-through-style="none" style:text-line-through-type="none" fo:font-size="10pt" fo:font-style="normal" fo:font-weight="normal" style:font-name-asian="Segoe UI Symbol1" style:font-family-asian="'Segoe UI Symbol'" style:font-family-generic-asian="system" style:font-pitch-asian="variable" style:font-size-asian="10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27cm"/>
        </style:list-level-properties>
        <style:text-properties fo:font-family="Arial" style:font-style-name="Обычный"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Segoe UI Symbol'" style:font-style-name="Обычный"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Segoe UI Symbol'" style:font-style-name="Обычный"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Arial" style:font-style-name="Обычный"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Segoe UI Symbol'" style:font-style-name="Обычный"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Segoe UI Symbol'" style:font-style-name="Обычный"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Arial" style:font-style-name="Обычный"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Segoe UI Symbol'" style:font-style-name="Обычный"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Segoe UI Symbol'" style:font-style-name="Обычный"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1.27cm"/>
        </style:list-level-properties>
        <style:text-properties fo:font-family="Arial" style:font-style-name="Обычный"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2.54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81cm"/>
        </style:list-level-properties>
        <style:text-properties fo:font-family="'Courier New'" style:font-style-name="Обычный" style:font-family-generic="modern" style:font-pitch="fixed"/>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08cm"/>
        </style:list-level-properties>
        <style:text-properties fo:font-family="'Courier New'" style:font-style-name="Обычный" style:font-family-generic="modern" style:font-pitch="fixed"/>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35cm"/>
        </style:list-level-properties>
        <style:text-properties fo:font-family="'Courier New'" style:font-style-name="Обычный"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7.62cm"/>
        </style:list-level-properties>
        <style:text-properties fo:font-family="'Courier New'" style:font-style-name="Обычный" style:font-family-generic="modern" style:font-pitch="fixed"/>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89cm"/>
        </style:list-level-properties>
        <style:text-properties fo:font-family="'Courier New'" style:font-style-name="Обычный" style:font-family-generic="modern" style:font-pitch="fixed"/>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16cm"/>
        </style:list-level-properties>
        <style:text-properties fo:font-family="'Courier New'" style:font-style-name="Обычный"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43cm"/>
        </style:list-level-properties>
        <style:text-properties fo:font-family="'Courier New'" style:font-style-name="Обычный" style:font-family-generic="modern" style:font-pitch="fixe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cm"/>
        </style:list-level-properties>
        <style:text-properties fo:font-family="Arial" style:font-style-name="Обычный"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Segoe UI Symbol'" style:font-style-name="Обычный"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Segoe UI Symbol'" style:font-style-name="Обычный"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Обычный"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Segoe UI Symbol'" style:font-style-name="Обычный"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Segoe UI Symbol'" style:font-style-name="Обычный"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Обычный"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Segoe UI Symbol'" style:font-style-name="Обычный"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Segoe UI Symbol'" style:font-style-name="Обычный"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7:40:43.579000000</meta:creation-date>
    <dc:date>2024-11-11T19:28:20.588000000</dc:date>
    <meta:editing-duration>PT1H47M38S</meta:editing-duration>
    <meta:editing-cycles>1</meta:editing-cycles>
    <meta:document-statistic meta:table-count="0" meta:image-count="0" meta:object-count="0" meta:page-count="10" meta:paragraph-count="110" meta:word-count="936" meta:character-count="7533" meta:non-whitespace-character-count="6417"/>
    <meta:generator>LibreOffice/7.6.4.1$Windows_X86_64 LibreOffice_project/e19e193f88cd6c0525a17fb7a176ed8e6a3e2aa1</meta:generator>
  </office:meta>
</office:document-meta>
</file>